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light of the Painter</text:p>
      <text:p text:style-name="P1"/>
      <text:p text:style-name="P1">by Olek Yardas</text:p>
      <text:p text:style-name="P1"/>
      <text:p text:style-name="P1">A painter lived in a glass house.</text:p>
      <text:p text:style-name="P1">When the sun opened its face to the earth,</text:p>
      <text:p text:style-name="P1">light poured into his dwelling,</text:p>
      <text:p text:style-name="P1">nectar for his eyes to consume and create,</text:p>
      <text:p text:style-name="P1">like the paint he uses. </text:p>
      <text:p text:style-name="P1">But the painter wasn't satisfied.</text:p>
      <text:p text:style-name="P1"/>
      <text:p text:style-name="P1">He noticed people</text:p>
      <text:p text:style-name="P1">gathered to watch him paint </text:p>
      <text:p text:style-name="P1">his glass house.</text:p>
      <text:p text:style-name="P1">He did not think: I </text:p>
      <text:p text:style-name="P1">am happy they enjoy my art.</text:p>
      <text:p text:style-name="P1">He wanted to be alone,</text:p>
      <text:p text:style-name="P1">to be alone with sights that only he could see,</text:p>
      <text:p text:style-name="P1">in part for his art's sake.</text:p>
      <text:p text:style-name="P1"/>
      <text:p text:style-name="P1">So he disappeared into the wild.</text:p>
      <text:p text:style-name="P1">He found fear, he found aggression,</text:p>
      <text:p text:style-name="P1">first within the world, then</text:p>
      <text:p text:style-name="P1">within himself</text:p>
      <text:p text:style-name="P1">and he could not capture</text:p>
      <text:p text:style-name="P1">these in his art. Thus</text:p>
      <text:p text:style-name="P1">his paintings changed,</text:p>
      <text:p text:style-name="P1">the sweet nectar offered by the world</text:p>
      <text:p text:style-name="P1">fermented and bittered. Then</text:p>
      <text:p text:style-name="P1"/>
      <text:p text:style-name="P1">the painter was gone; his self</text:p>
      <text:p text:style-name="P1">emptied from his mind</text:p>
      <text:p text:style-name="P1">as from his body,</text:p>
      <text:p text:style-name="P1">he emptied himself of all sensation</text:p>
      <text:p text:style-name="P1">and thought.</text:p>
      <text:p text:style-name="P1"/>
      <text:p text:style-name="P1">So it is true after all, not merely</text:p>
      <text:p text:style-name="P1">a rule of art:</text:p>
      <text:p text:style-name="P1">change your setting and you change your self.</text:p>
      <text:p text:style-name="P1">And time does this to 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08T12:54:37.945000000</meta:creation-date>
    <dc:date>2015-04-11T14:12:45.26</dc:date>
    <meta:editing-duration>PT1H58M15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34" meta:word-count="181" meta:character-count="924"/>
  </office:meta>
</office:document-meta>
</file>